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" style:family="table">
      <style:table-properties style:width="7.6875in" fo:margin-left="0.4729in" table:align="left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5.9375in"/>
    </style:style>
    <style:style style:name="Table5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in" fo:border="0.5pt solid #000000" style:writing-mode="page"/>
    </style:style>
    <style:style style:name="Table5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7.6875in" fo:margin-left="0.4729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5.9375in"/>
    </style:style>
    <style:style style:name="Table6.A1" style:family="table-cell">
      <style:table-cell-properties style:vertical-align="middle" fo:padding="0in" fo:border-left="0.5pt solid #000000" fo:border-right="none" fo:border-top="0.5pt solid #000000" fo:border-bottom="0.5pt solid #000000" style:writing-mode="page"/>
    </style:style>
    <style:style style:name="Table6.B1" style:family="table-cell">
      <style:table-cell-properties style:vertical-align="middle" fo:padding="0in" fo:border="0.5pt solid #000000" style:writing-mode="page"/>
    </style:style>
    <style:style style:name="Table6.A2" style:family="table-cell">
      <style:table-cell-properties style:vertical-align="middle" fo:padding="0in" fo:border-left="0.5pt solid #000000" fo:border-right="none" fo:border-top="none" fo:border-bottom="0.5pt solid #000000" style:writing-mode="page"/>
    </style:style>
    <style:style style:name="Table6.B2" style:family="table-cell">
      <style:table-cell-properties style:vertical-align="middle" fo:padding="0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text-line-through-style="none" style:text-line-through-type="none" style:font-name="DejaVu Sans Condensed" officeooo:rsid="0044d7a1" officeooo:paragraph-rsid="00487e79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normal" officeooo:rsid="0044d7a1" officeooo:paragraph-rsid="00487e79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normal" officeooo:rsid="0043d238" officeooo:paragraph-rsid="00487e7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weight="bold" officeooo:rsid="0043d238" officeooo:paragraph-rsid="00487e79" style:font-weight-asian="bold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officeooo:rsid="0043d238" officeooo:paragraph-rsid="00487e79"/>
    </style:style>
    <style:style style:name="P7" style:family="paragraph" style:parent-style-name="Standard">
      <style:text-properties style:font-name="DejaVu Sans Condensed" officeooo:rsid="0044d7a1" officeooo:paragraph-rsid="00487e79"/>
    </style:style>
    <style:style style:name="P8" style:family="paragraph" style:parent-style-name="Standard">
      <style:text-properties style:font-name="DejaVu Sans Condensed" fo:font-weight="bold" officeooo:paragraph-rsid="00487e79" style:font-weight-asian="bold" style:font-weight-complex="bold"/>
    </style:style>
    <style:style style:name="P9" style:family="paragraph" style:parent-style-name="Standard">
      <style:text-properties style:font-name="DejaVu Sans Condensed" officeooo:paragraph-rsid="00487e79"/>
    </style:style>
    <style:style style:name="P10" style:family="paragraph" style:parent-style-name="Standard">
      <style:text-properties style:font-name="DejaVu Sans Condensed" fo:font-size="12pt" officeooo:rsid="0044870f" officeooo:paragraph-rsid="00487e79" style:font-size-asian="12pt" style:font-size-complex="12pt"/>
    </style:style>
    <style:style style:name="P11" style:family="paragraph" style:parent-style-name="Standard">
      <style:text-properties officeooo:paragraph-rsid="00487e79"/>
    </style:style>
    <style:style style:name="P12" style:family="paragraph" style:parent-style-name="Standard">
      <style:paragraph-properties fo:text-align="start" style:justify-single-word="false"/>
      <style:text-properties officeooo:paragraph-rsid="0019eb27"/>
    </style:style>
    <style:style style:name="P13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4d7a1" officeooo:paragraph-rsid="00547df7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43d238" officeooo:paragraph-rsid="00487e7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line-through-style="none" style:text-line-through-type="none" style:font-name="DejaVu Sans Condensed" fo:font-size="12pt" fo:font-weight="normal" officeooo:rsid="0043d238" officeooo:paragraph-rsid="00487e7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576aae" officeooo:paragraph-rsid="00576aa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text-line-through-style="none" style:text-line-through-type="none" style:font-name="DejaVu Sans Condensed" fo:font-size="12pt" fo:font-weight="normal" officeooo:rsid="00584ee8" officeooo:paragraph-rsid="00584ee8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text-line-through-style="none" style:text-line-through-type="none" style:font-name="DejaVu Sans Condensed" officeooo:rsid="00584ee8" officeooo:paragraph-rsid="00584ee8"/>
    </style:style>
    <style:style style:name="P19" style:family="paragraph" style:parent-style-name="Standard">
      <style:text-properties style:text-line-through-style="none" style:text-line-through-type="none" style:font-name="DejaVu Sans Condensed" officeooo:rsid="005a2ea7" officeooo:paragraph-rsid="005a2ea7"/>
    </style:style>
    <style:style style:name="P20" style:family="paragraph" style:parent-style-name="Standard" style:list-style-name="L2">
      <style:text-properties officeooo:paragraph-rsid="00584ee8"/>
    </style:style>
    <style:style style:name="P21" style:family="paragraph" style:parent-style-name="Standard">
      <style:text-properties style:font-name="DejaVu Sans Condensed" officeooo:rsid="0044d7a1" officeooo:paragraph-rsid="00487e79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44d7a1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43d238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487e79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bold" officeooo:rsid="00487e79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41cbee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548474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584ee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487e7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5a2ea7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normal" fo:font-weight="normal" officeooo:rsid="005a2ea7" fo:background-color="#afd095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style="normal" fo:font-weight="normal" officeooo:rsid="005a2ea7" fo:background-color="#afd095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officeooo:rsid="00584ee8" fo:background-color="#afd095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584ee8" fo:background-color="#afd095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style="normal" fo:font-weight="normal" officeooo:rsid="005a2ea7" fo:background-color="#ffffa6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style="normal" fo:font-weight="normal" officeooo:rsid="005a2ea7" fo:background-color="#ffffa6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style="normal" fo:font-weight="normal" officeooo:rsid="00584ee8" fo:background-color="#ffffa6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style="normal" fo:font-weight="normal" officeooo:rsid="00584ee8" fo:background-color="#ffffa6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bold" officeooo:rsid="00487e79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style="normal" fo:font-weight="bold" officeooo:rsid="00584ee8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style="normal" fo:font-weight="bold" officeooo:rsid="005ca82b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line-through-style="none" style:text-line-through-type="none" fo:font-size="12pt" fo:font-weight="normal" officeooo:rsid="0044d7a1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fo:font-size="12pt" fo:font-weight="normal" officeooo:rsid="0043d238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fo:font-size="12pt" officeooo:rsid="0043d238" style:font-size-asian="12pt" style:font-size-complex="12pt"/>
    </style:style>
    <style:style style:name="T30" style:family="text">
      <style:text-properties style:text-line-through-style="none" style:text-line-through-type="none" fo:font-size="12pt" officeooo:rsid="00461191" style:font-size-asian="12pt" style:font-size-complex="12pt"/>
    </style:style>
    <style:style style:name="T31" style:family="text">
      <style:text-properties style:text-line-through-style="none" style:text-line-through-type="none" fo:font-size="12pt" officeooo:rsid="00548474" style:font-size-asian="12pt" style:font-size-complex="12pt"/>
    </style:style>
    <style:style style:name="T32" style:family="text">
      <style:text-properties style:text-line-through-style="none" style:text-line-through-type="none" fo:font-size="12pt" officeooo:rsid="00584ee8" style:font-size-asian="12pt" style:font-size-complex="12pt"/>
    </style:style>
    <style:style style:name="T33" style:family="text">
      <style:text-properties style:text-line-through-style="none" style:text-line-through-type="none" fo:font-weight="bold" style:font-weight-asian="bold" style:font-weight-complex="bold"/>
    </style:style>
    <style:style style:name="T34" style:family="text">
      <style:text-properties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43d238" style:font-size-asian="12pt" style:font-weight-asian="normal" style:font-size-complex="12pt" style:font-weight-complex="normal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392ee3" style:font-size-asian="12pt" style:font-size-complex="12pt"/>
    </style:style>
    <style:style style:name="T38" style:family="text">
      <style:text-properties officeooo:rsid="0044d7a1"/>
    </style:style>
    <style:style style:name="T39" style:family="text">
      <style:text-properties officeooo:rsid="00527e55"/>
    </style:style>
    <style:style style:name="T40" style:family="text">
      <style:text-properties officeooo:rsid="005a2ea7"/>
    </style:style>
    <style:style style:name="T41" style:family="text">
      <style:text-properties fo:background-color="#afd095" loext:char-shading-value="0"/>
    </style:style>
    <style:style style:name="T42" style:family="text">
      <style:text-properties fo:background-color="#afd095" loext:char-shading-value="0"/>
    </style:style>
    <style:style style:name="T43" style:family="text">
      <style:text-properties fo:background-color="#ffffa6" loext:char-shading-value="0"/>
    </style:style>
    <style:style style:name="T44" style:family="text">
      <style:text-properties fo:background-color="#ffffa6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">5</text:span><text:span text:style-name="T11">0</text:span><text:span text:style-name="T7">1</text:span><text:span text:style-name="T6"> - </text:span><text:span text:style-name="T8">A/G</text:span><text:span text:style-name="T9"> - </text:span><text:span text:style-name="T12">Pilot - </text:span><text:span text:style-name="T10">George AI</text:span></text:p>
      <text:p text:style-name="P4"/>
      <text:p text:style-name="P5"><text:span text:style-name="T37">W</text:span><text:span text:style-name="T36">hen in back seat:</text:span></text:p>
      <text:list xml:id="list3740630129" text:style-name="L2">
        <text:list-item>
          <text:p text:style-name="P20"><text:span text:style-name="T24">Trim Hat press</text:span><text:span text:style-name="T13"> to</text:span><text:span text:style-name="T14"> bring up the </text:span><text:span text:style-name="T24">George </text:span><text:span text:style-name="T25">AI</text:span><text:span text:style-name="T14">. <text:s/>It starts in </text:span><text:span text:style-name="T24">Target Designation</text:span><text:span text:style-name="T26">/Weapon Control</text:span><text:span text:style-name="T24"> mode</text:span><text:span text:style-name="T14">.</text:span></text:p>
        </text:list-item>
        <text:list-item>
          <text:p text:style-name="P20"><text:span text:style-name="T13">Text is </text:span><text:span text:style-name="T17">g</text:span><text:span text:style-name="T19">reen</text:span><text:span text:style-name="T13"> for Weapons Hold (George only fires when you command), </text:span><text:span text:style-name="T21">y</text:span><text:span text:style-name="T23">ellow</text:span><text:span text:style-name="T13"> for Weapons Free (George fires at will).</text:span></text:p>
        </text:list-item>
      </text:list>
      <text:p text:style-name="P8"><text:span text:style-name="T29">Target Designation</text:span><text:span text:style-name="T32">/Weapon Control</text:span><text:span text:style-name="T31"> mode</text:span><text:span text:style-name="T30">:</text:span></text:p>
      <table:table table:name="Table5" table:style-name="Table5">
        <table:table-column table:style-name="Table5.A"/>
        <table:table-column table:style-name="Table5.B"/>
        <table:table-row table:style-name="TableLine1483733101520">
          <table:table-cell table:style-name="Table5.A1" office:value-type="string">
            <text:p text:style-name="P13">Left Short</text:p>
          </table:table-cell>
          <table:table-cell table:style-name="Table5.B1" office:value-type="string">
            <text:p text:style-name="P17">Cycles CPG weapon: GUN-MSL-RKT</text:p>
          </table:table-cell>
        </table:table-row>
        <table:table-row table:style-name="TableLine1483733097168">
          <table:table-cell table:style-name="Table5.A2" office:value-type="string">
            <text:p text:style-name="P13">Right Short</text:p>
          </table:table-cell>
          <table:table-cell table:style-name="Table5.B2" office:value-type="string">
            <text:p text:style-name="P17">If MSL: Toggles between LOBL and LOAL</text:p>
            <text:p text:style-name="P17">If RKT: Cycles QTY of 1-2-4-8-12-24-ALL</text:p>
            <text:p text:style-name="P17">If GUN: Cycles BURST of 10-20-50-100-ALL</text:p>
          </table:table-cell>
        </table:table-row>
        <table:table-row table:style-name="TableLine1483733097168">
          <table:table-cell table:style-name="Table5.A2" office:value-type="string">
            <text:p text:style-name="P16">Up Short</text:p>
          </table:table-cell>
          <table:table-cell table:style-name="Table5.B2" office:value-type="string">
            <text:p text:style-name="P17">Slave TADS to PHS (Pilot Helmet Sight) and search for targets. <text:s/>Shows target list if more than one target found. <text:s/>Targets shown by order of threat.</text:p>
          </table:table-cell>
        </table:table-row>
        <table:table-row table:style-name="TableLine1483733097168">
          <table:table-cell table:style-name="Table5.A2" office:value-type="string">
            <text:p text:style-name="P16">Down Short</text:p>
          </table:table-cell>
          <table:table-cell table:style-name="Table5.B2" office:value-type="string">
            <text:p text:style-name="P17">Stop laser designating and stop tracking target. <text:s/>Slaves TADS to forward.</text:p>
          </table:table-cell>
        </table:table-row>
        <table:table-row table:style-name="TableLine1483733097168">
          <table:table-cell table:style-name="Table5.A2" office:value-type="string">
            <text:p text:style-name="P16">Left Long</text:p>
          </table:table-cell>
          <table:table-cell table:style-name="Table5.B2" office:value-type="string">
            <text:p text:style-name="P17">If MSL: Toggles TYPE between SAL and RF</text:p>
            <text:p text:style-name="P17">If RKT: Cycles TYPE of HE-ILL-MPP-SMK</text:p>
            <text:p text:style-name="P17">(only types currently loaded will be cycled through)</text:p>
          </table:table-cell>
        </table:table-row>
        <table:table-row table:style-name="TableLine1483733097168">
          <table:table-cell table:style-name="Table5.A2" office:value-type="string">
            <text:p text:style-name="P16">Right Long</text:p>
          </table:table-cell>
          <table:table-cell table:style-name="Table5.B2" office:value-type="string">
            <text:p text:style-name="P17">If MSL: Cycles TRAJ of DIR-LO-HI (only if LOAL is selected)</text:p>
          </table:table-cell>
        </table:table-row>
        <table:table-row table:style-name="TableLine1483733097168">
          <table:table-cell table:style-name="Table5.A2" office:value-type="string">
            <text:p text:style-name="P16">Up Long</text:p>
          </table:table-cell>
          <table:table-cell table:style-name="Table5.B2" office:value-type="string">
            <text:p text:style-name="P17">Cycle ROE between Weapons Hold (<text:span text:style-name="T42">green</text:span>) and Weapons Free (<text:span text:style-name="T44">yellow</text:span>)</text:p>
          </table:table-cell>
        </table:table-row>
        <table:table-row table:style-name="TableLine1483733097168">
          <table:table-cell table:style-name="Table5.A2" office:value-type="string">
            <text:p text:style-name="P16">Down Long</text:p>
          </table:table-cell>
          <table:table-cell table:style-name="Table5.B2" office:value-type="string">
            <text:p text:style-name="P17">If George already has a target, commands repeat search along current TADS LOS.</text:p>
          </table:table-cell>
        </table:table-row>
      </table:table>
      <text:p text:style-name="P8"><text:span text:style-name="T29">Target List</text:span><text:span text:style-name="T31"> mode</text:span><text:span text:style-name="T30">:</text:span></text:p>
      <table:table table:name="Table6" table:style-name="Table6">
        <table:table-column table:style-name="Table6.A"/>
        <table:table-column table:style-name="Table6.B"/>
        <table:table-row table:style-name="TableLine1483254879680">
          <table:table-cell table:style-name="Table6.A1" office:value-type="string">
            <text:p text:style-name="P13">Left Short</text:p>
          </table:table-cell>
          <table:table-cell table:style-name="Table6.B1" office:value-type="string">
            <text:p text:style-name="P17">Cancels target list selection.</text:p>
          </table:table-cell>
        </table:table-row>
        <table:table-row table:style-name="TableLine1483254879952">
          <table:table-cell table:style-name="Table6.A2" office:value-type="string">
            <text:p text:style-name="P13">Right Short</text:p>
          </table:table-cell>
          <table:table-cell table:style-name="Table6.B2" office:value-type="string">
            <text:p text:style-name="P6">Designates selected target.</text:p>
          </table:table-cell>
        </table:table-row>
        <table:table-row table:style-name="TableLine1483254879952">
          <table:table-cell table:style-name="Table6.A2" office:value-type="string">
            <text:p text:style-name="P16">Up Short</text:p>
          </table:table-cell>
          <table:table-cell table:style-name="Table6.B2" table:number-rows-spanned="2" office:value-type="string">
            <text:p text:style-name="P19">Move target list selection up/down.</text:p>
          </table:table-cell>
        </table:table-row>
        <table:table-row table:style-name="TableLine1483254879952">
          <table:table-cell table:style-name="Table6.A2" office:value-type="string">
            <text:p text:style-name="P16">Down Short</text:p>
          </table:table-cell>
          <table:covered-table-cell/>
        </table:table-row>
        <table:table-row table:style-name="TableLine1483254879952">
          <table:table-cell table:style-name="Table6.A2" office:value-type="string">
            <text:p text:style-name="P16">Left Long</text:p>
          </table:table-cell>
          <table:table-cell table:style-name="Table6.B2" office:value-type="string">
            <text:p text:style-name="P18">--</text:p>
          </table:table-cell>
        </table:table-row>
        <table:table-row table:style-name="TableLine1483254879952">
          <table:table-cell table:style-name="Table6.A2" office:value-type="string">
            <text:p text:style-name="P16">Right Long</text:p>
          </table:table-cell>
          <table:table-cell table:style-name="Table6.B2" office:value-type="string">
            <text:p text:style-name="P18">--</text:p>
          </table:table-cell>
        </table:table-row>
        <table:table-row table:style-name="TableLine1483254879952">
          <table:table-cell table:style-name="Table6.A2" office:value-type="string">
            <text:p text:style-name="P16">Up Long</text:p>
          </table:table-cell>
          <table:table-cell table:style-name="Table6.B2" office:value-type="string">
            <text:p text:style-name="P18">--</text:p>
          </table:table-cell>
        </table:table-row>
        <table:table-row table:style-name="TableLine1483254879952">
          <table:table-cell table:style-name="Table6.A2" office:value-type="string">
            <text:p text:style-name="P16">Down Long</text:p>
          </table:table-cell>
          <table:table-cell table:style-name="Table6.B2" office:value-type="string">
            <text:p text:style-name="P18">--</text:p>
          </table:table-cell>
        </table:table-row>
      </table:table>
      <text:p text:style-name="P10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4T19:47:02.282000000</dc:date>
    <meta:editing-duration>PT10H57M18S</meta:editing-duration>
    <meta:editing-cycles>59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41" meta:word-count="221" meta:character-count="1259" meta:non-whitespace-character-count="1077"/>
  </office:meta>
</office:document-meta>
</file>